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78f" officeooo:paragraph-rsid="000597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realizadas: </text:p>
      <text:p text:style-name="P1"/>
      <text:p text:style-name="P1">uses gw.api.database.Query</text:p>
      <text:p text:style-name="P1">uses gw.api.database.Relop</text:p>
      <text:p text:style-name="P1"/>
      <text:p text:style-name="P1"/>
      <text:p text:style-name="P1">/*var query = Query.make(entity.ABAttorney).select()</text:p>
      <text:p text:style-name="P1"/>
      <text:p text:style-name="P1">for (qu in query) {</text:p>
      <text:p text:style-name="P1"><text:s text:c="2"/>print ("Name: "+qu.FirstName+" LastName: "+qu.LastName)</text:p>
      <text:p text:style-name="P1">}*/</text:p>
      <text:p text:style-name="P1"/>
      <text:p text:style-name="P1">print ("Consulta 2")</text:p>
      <text:p text:style-name="P1"/>
      <text:p text:style-name="P1">var query2 = Query.make(entity.ABPerson).</text:p>
      <text:p text:style-name="P1"><text:s text:c="16"/>compare(ABPerson#FirstName, Relop.Equals, "Paul" ).</text:p>
      <text:p text:style-name="P1"><text:s text:c="16"/>select()</text:p>
      <text:p text:style-name="P1"/>
      <text:p text:style-name="P1">for (qu in query2) {</text:p>
      <text:p text:style-name="P1"><text:s text:c="2"/>print ("LastName: "+qu.LastName)</text:p>
      <text:p text:style-name="P1">}</text:p>
      <text:p text:style-name="P1"/>
      <text:p text:style-name="P1">print ("Consulta 3")</text:p>
      <text:p text:style-name="P1"/>
      <text:p text:style-name="P1">var query3 = Query.make(entity.ABPerson).</text:p>
      <text:p text:style-name="P1"><text:s text:c="4"/>compare(ABPerson#FirstName, Relop.Equals, "James" ).</text:p>
      <text:p text:style-name="P1"><text:s text:c="4"/>compare(ABPerson#EmailAddress1,Relop.NotEquals, null ).</text:p>
      <text:p text:style-name="P1"><text:s text:c="4"/>select()</text:p>
      <text:p text:style-name="P1"/>
      <text:p text:style-name="P1">for (qu in query3) {</text:p>
      <text:p text:style-name="P1"><text:s text:c="2"/>print ("Name: "+qu.FirstName+" LastName: "+qu.LastName)</text:p>
      <text:p text:style-name="P1">}</text:p>
      <text:p text:style-name="P1"/>
      <text:p text:style-name="P1">print ("Consulta 4")</text:p>
      <text:p text:style-name="P1"/>
      <text:p text:style-name="P1">var query4 = Query.make(entity.ABPerson).</text:p>
      <text:p text:style-name="P1"><text:s text:c="4"/>or(\ fil -&gt; {</text:p>
      <text:p text:style-name="P1"><text:s text:c="9"/>fil.compare(ABPerson#FirstName, Relop.Equals, "James")</text:p>
      <text:p text:style-name="P1"><text:s text:c="9"/>fil.compare(ABPerson#EmailAddress1,Relop.NotEquals, null )</text:p>
      <text:p text:style-name="P1"><text:s text:c="4"/>}).select()</text:p>
      <text:p text:style-name="P1"/>
      <text:p text:style-name="P1">for (qu in query4) {</text:p>
      <text:p text:style-name="P1"><text:s text:c="2"/>print ("Name: "+qu.FirstName+" LastName: "+qu.LastName)</text:p>
      <text:p text:style-name="P1">}</text:p>
      <text:p text:style-name="P1"/>
      <text:p text:style-name="P1">print ("Consulta 5")</text:p>
      <text:p text:style-name="P1"/>
      <text:p text:style-name="P1">var query5 = Query.make(entity.ABCompany).select().Count</text:p>
      <text:p text:style-name="P1">print ("The number of companies is: "+query5)</text:p>
      <text:p text:style-name="P1"><text:soft-page-break/></text:p>
      <text:p text:style-name="P1">print ("Consulta 6")</text:p>
      <text:p text:style-name="P1"/>
      <text:p text:style-name="P1">var query6 = Query.make(entity.ABCompany).</text:p>
      <text:p text:style-name="P1"><text:s text:c="4"/>select().orderBy( \ row -&gt; row.Name)</text:p>
      <text:p text:style-name="P1"/>
      <text:p text:style-name="P1">for (qu in query6) {</text:p>
      <text:p text:style-name="P1"><text:s text:c="2"/>print ("Name: "+qu.Name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10:25.765000000</meta:creation-date>
    <dc:date>2018-02-21T11:11:09.043000000</dc:date>
    <meta:editing-duration>PT43S</meta:editing-duration>
    <meta:editing-cycles>1</meta:editing-cycles>
    <meta:document-statistic meta:table-count="0" meta:image-count="0" meta:object-count="0" meta:page-count="2" meta:paragraph-count="40" meta:word-count="132" meta:character-count="1249" meta:non-whitespace-character-count="1072"/>
    <meta:generator>LibreOffice/5.4.2.2$Windows_x86 LibreOffice_project/22b09f6418e8c2d508a9eaf86b2399209b0990f4</meta:generator>
  </office:meta>
</office:document-meta>
</file>